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52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#</text:p>
          </table:table-cell>
          <table:table-cell/>
          <table:table-cell office:value-type="string" calcext:value-type="string">
            <text:p>Total #</text:p>
          </table:table-cell>
          <table:table-cell table:style-name="ce3" office:value-type="float" office:value="387948" calcext:value-type="float">
            <text:p>387,9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 compilation time</text:p>
          </table:table-cell>
          <table:table-cell office:value-type="float" office:value="0.015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 model</text:p>
          </table:table-cell>
          <table:table-cell office:value-type="float" office:value="42.399" calcext:value-type="float">
            <text:p>42.40</text:p>
          </table:table-cell>
          <table:table-cell table:style-name="ce3" office:value-type="float" office:value="25000" calcext:value-type="float">
            <text:p>25,000</text:p>
          </table:table-cell>
          <table:table-cell/>
          <table:table-cell office:value-type="string" calcext:value-type="string">
            <text:p>train on</text:p>
          </table:table-cell>
          <table:table-cell table:number-columns-repeated="2" table:style-name="ce3" office:value-type="float" office:value="25000" calcext:value-type="float">
            <text:p>25,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 and predict</text:p>
          </table:table-cell>
          <table:table-cell office:value-type="float" office:value="694.53" calcext:value-type="float">
            <text:p>694.53</text:p>
          </table:table-cell>
          <table:table-cell table:style-name="ce3" office:value-type="float" office:value="5000" calcext:value-type="float">
            <text:p>5,000</text:p>
          </table:table-cell>
          <table:table-cell/>
          <table:table-cell office:value-type="string" calcext:value-type="string">
            <text:p>retrain every</text:p>
          </table:table-cell>
          <table:table-cell table:style-name="ce3" office:value-type="float" office:value="5000" calcext:value-type="float">
            <text:p>5,000</text:p>
          </table:table-cell>
          <table:table-cell table:style-name="ce3" office:value-type="float" office:value="3000" calcext:value-type="float">
            <text:p>3,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t incremental predictions</text:p>
          </table:table-cell>
          <table:table-cell office:value-type="float" office:value="12.219" calcext:value-type="float">
            <text:p>12.22</text:p>
          </table:table-cell>
          <table:table-cell table:number-columns-repeated="2"/>
          <table:table-cell office:value-type="string" calcext:value-type="string">
            <text:p>predict on</text:p>
          </table:table-cell>
          <table:table-cell table:style-name="ce3" office:value-type="float" office:value="5000" calcext:value-type="float">
            <text:p>5,000</text:p>
          </table:table-cell>
          <table:table-cell table:style-name="ce3" office:value-type="float" office:value="3000" calcext:value-type="float">
            <text:p>3,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(s)</text:p>
          </table:table-cell>
          <table:table-cell table:formula="of:=SUM([.$B$2:.B5])" office:value-type="float" office:value="749.163" calcext:value-type="float">
            <text:p>749.16</text:p>
          </table:table-cell>
          <table:table-cell table:number-columns-repeated="2"/>
          <table:table-cell office:value-type="string" calcext:value-type="string">
            <text:p># trains</text:p>
          </table:table-cell>
          <table:table-cell table:formula="of:=([.$F$1]-[.F3])/[.F4]" office:value-type="float" office:value="72.5896" calcext:value-type="float">
            <text:p>72.59</text:p>
          </table:table-cell>
          <table:table-cell table:formula="of:=([.$F$1]-[.G3])/[.G4]" office:value-type="float" office:value="120.982666666667" calcext:value-type="float">
            <text:p>120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(min)</text:p>
          </table:table-cell>
          <table:table-cell table:formula="of:=[.B7]/60" office:value-type="float" office:value="12.48605" calcext:value-type="float">
            <text:p>12.49</text:p>
          </table:table-cell>
          <table:table-cell table:number-columns-repeated="2"/>
          <table:table-cell office:value-type="string" calcext:value-type="string">
            <text:p># predicts</text:p>
          </table:table-cell>
          <table:table-cell table:formula="of:=([.$F$1]-[.F3])/[.F5]" office:value-type="float" office:value="72.5896" calcext:value-type="float">
            <text:p>72.59</text:p>
          </table:table-cell>
          <table:table-cell table:formula="of:=([.$F$1]-[.G3])/[.G5]" office:value-type="float" office:value="120.982666666667" calcext:value-type="float">
            <text:p>12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ain time (s)</text:p>
          </table:table-cell>
          <table:table-cell table:formula="of:=[.F3]/[.$C$3]*[.$B$3]*[.F7]" office:value-type="float" office:value="3077.7264504" calcext:value-type="float">
            <text:p>3,077.73</text:p>
          </table:table-cell>
          <table:table-cell table:formula="of:=[.G3]/[.$C$3]*[.$B$3]*[.G7]" office:value-type="float" office:value="5129.544084" calcext:value-type="float">
            <text:p>5,129.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edict time (s)</text:p>
          </table:table-cell>
          <table:table-cell table:formula="of:=[.F5]/[.$C$4]*[.$B$4]*[.F8]" office:value-type="float" office:value="50415.654888" calcext:value-type="float">
            <text:p>50,415.65</text:p>
          </table:table-cell>
          <table:table-cell table:formula="of:=[.G5]/[.$C$4]*[.$B$4]*[.G8]" office:value-type="float" office:value="50415.654888" calcext:value-type="float">
            <text:p>50,415.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tal time (s)</text:p>
          </table:table-cell>
          <table:table-cell table:formula="of:=[.F10]+[.F11]" office:value-type="float" office:value="53493.3813384" calcext:value-type="float">
            <text:p>53,493.38</text:p>
          </table:table-cell>
          <table:table-cell table:formula="of:=[.G10]+[.G11]" office:value-type="float" office:value="55545.198972" calcext:value-type="float">
            <text:p>55,545.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min)</text:p>
          </table:table-cell>
          <table:table-cell table:formula="of:=[.F13]/60" office:value-type="float" office:value="891.55635564" calcext:value-type="float">
            <text:p>891.56</text:p>
          </table:table-cell>
          <table:table-cell table:formula="of:=[.G13]/60" office:value-type="float" office:value="925.7533162" calcext:value-type="float">
            <text:p>925.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h)</text:p>
          </table:table-cell>
          <table:table-cell table:formula="of:=[.F14]/60" office:value-type="float" office:value="14.859272594" calcext:value-type="float">
            <text:p>14.86</text:p>
          </table:table-cell>
          <table:table-cell table:formula="of:=[.G14]/60" office:value-type="float" office:value="15.4292219366667" calcext:value-type="float">
            <text:p>15.43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0" number:grouping="true"/>
    </number:number-style>
    <number:number-style style:name="N123">
      <number:number number:decimal-places="0" loext:min-decimal-places="0" number:min-integer-digits="0" number:grouping="true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0:27:43.985505186</meta:creation-date>
    <meta:generator>LibreOffice/6.0.6.2$Linux_X86_64 LibreOffice_project/00m0$Build-2</meta:generator>
    <dc:date>2018-10-20T11:53:59.571962588</dc:date>
    <meta:editing-duration>PT54M24S</meta:editing-duration>
    <meta:editing-cycles>6</meta:editing-cycles>
    <meta:document-statistic meta:table-count="1" meta:cell-count="48" meta:object-count="0"/>
  </office:meta>
</office:document-meta>
</file>